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fo:keep-with-next="always"/>
    </style:style>
    <style:style style:name="Table1.A" style:family="table-column">
      <style:table-column-properties style:column-width="1.1243in" style:rel-column-width="1619*"/>
    </style:style>
    <style:style style:name="Table1.B" style:family="table-column">
      <style:table-column-properties style:column-width="1.5632in" style:rel-column-width="2251*"/>
    </style:style>
    <style:style style:name="Table1.C" style:family="table-column">
      <style:table-column-properties style:column-width="1.0646in" style:rel-column-width="1533*"/>
    </style:style>
    <style:style style:name="Table1.D" style:family="table-column">
      <style:table-column-properties style:column-width="2.941in" style:rel-column-width="4235*"/>
    </style:style>
    <style:style style:name="Table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0.05pt solid #000000" fo:border-top="none" fo:border-bottom="0.05pt solid #000000"/>
    </style:style>
    <style:style style:name="Table1.A29" style:family="table-cell">
      <style:table-cell-properties fo:padding="0.0382in" fo:border-left="0.05pt solid #000000" fo:border-right="none"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none" fo:border-top="none" fo:border-bottom="0.05pt solid #000000"/>
    </style:style>
    <style:style style:name="Table1.D29" style:family="table-cell">
      <style:table-cell-properties fo:padding="0.0382in" fo:border-left="0.05pt solid #000000" fo:border-right="0.05pt solid #000000" fo:border-top="none" fo:border-bottom="0.05pt solid #000000"/>
    </style:style>
    <style:style style:name="Table1.A30" style:family="table-cell">
      <style:table-cell-properties fo:padding="0.0382in" fo:border-left="0.05pt solid #000000" fo:border-right="none"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none" fo:border-top="none" fo:border-bottom="0.05pt solid #000000"/>
    </style:style>
    <style:style style:name="Table1.D30" style:family="table-cell">
      <style:table-cell-properties fo:padding="0.0382in" fo:border-left="0.05pt solid #000000" fo:border-right="0.05pt solid #000000" fo:border-top="none" fo:border-bottom="0.05pt solid #000000"/>
    </style:style>
    <style:style style:name="Table1.A31" style:family="table-cell">
      <style:table-cell-properties fo:padding="0.0382in" fo:border-left="0.05pt solid #000000" fo:border-right="none"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none" fo:border-top="none" fo:border-bottom="0.05pt solid #000000"/>
    </style:style>
    <style:style style:name="Table1.D31" style:family="table-cell">
      <style:table-cell-properties fo:padding="0.0382in" fo:border-left="0.05pt solid #000000" fo:border-right="0.05pt solid #000000" fo:border-top="none" fo:border-bottom="0.05pt solid #000000"/>
    </style:style>
    <style:style style:name="Table1.A32" style:family="table-cell">
      <style:table-cell-properties fo:padding="0.0382in" fo:border-left="0.05pt solid #000000" fo:border-right="none" fo:border-top="none" fo:border-bottom="0.05pt solid #000000"/>
    </style:style>
    <style:style style:name="Table1.B32" style:family="table-cell">
      <style:table-cell-properties fo:padding="0.0382in" fo:border-left="0.05pt solid #000000" fo:border-right="none" fo:border-top="none" fo:border-bottom="0.05pt solid #000000"/>
    </style:style>
    <style:style style:name="Table1.C32" style:family="table-cell">
      <style:table-cell-properties fo:padding="0.0382in" fo:border-left="0.05pt solid #000000" fo:border-right="none" fo:border-top="none" fo:border-bottom="0.05pt solid #000000"/>
    </style:style>
    <style:style style:name="Table1.D32" style:family="table-cell">
      <style:table-cell-properties fo:padding="0.0382in" fo:border-left="0.05pt solid #000000" fo:border-right="0.05pt solid #000000" fo:border-top="none" fo:border-bottom="0.05pt solid #000000"/>
    </style:style>
    <style:style style:name="Table1.A33" style:family="table-cell">
      <style:table-cell-properties fo:padding="0.0382in" fo:border-left="0.05pt solid #000000" fo:border-right="none" fo:border-top="none" fo:border-bottom="0.05pt solid #000000"/>
    </style:style>
    <style:style style:name="Table1.B33" style:family="table-cell">
      <style:table-cell-properties fo:padding="0.0382in" fo:border-left="0.05pt solid #000000" fo:border-right="none" fo:border-top="none" fo:border-bottom="0.05pt solid #000000"/>
    </style:style>
    <style:style style:name="Table1.C33" style:family="table-cell">
      <style:table-cell-properties fo:padding="0.0382in" fo:border-left="0.05pt solid #000000" fo:border-right="none" fo:border-top="none" fo:border-bottom="0.05pt solid #000000"/>
    </style:style>
    <style:style style:name="Table1.D33" style:family="table-cell">
      <style:table-cell-properties fo:padding="0.0382in" fo:border-left="0.05pt solid #000000" fo:border-right="0.05pt solid #000000" fo:border-top="none" fo:border-bottom="0.05pt solid #000000"/>
    </style:style>
    <style:style style:name="Table1.A34" style:family="table-cell">
      <style:table-cell-properties fo:padding="0.0382in" fo:border-left="0.05pt solid #000000" fo:border-right="none" fo:border-top="none" fo:border-bottom="0.05pt solid #000000"/>
    </style:style>
    <style:style style:name="Table1.B34" style:family="table-cell">
      <style:table-cell-properties fo:padding="0.0382in" fo:border-left="0.05pt solid #000000" fo:border-right="none" fo:border-top="none" fo:border-bottom="0.05pt solid #000000"/>
    </style:style>
    <style:style style:name="Table1.C34" style:family="table-cell">
      <style:table-cell-properties fo:padding="0.0382in" fo:border-left="0.05pt solid #000000" fo:border-right="none" fo:border-top="none" fo:border-bottom="0.05pt solid #000000"/>
    </style:style>
    <style:style style:name="Table1.D3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302e1e" officeooo:paragraph-rsid="00302e1e"/>
    </style:style>
    <style:style style:name="P2" style:family="paragraph" style:parent-style-name="Standard">
      <style:paragraph-properties fo:text-align="center" style:justify-single-word="false"/>
      <style:text-properties fo:font-size="24pt" fo:font-weight="bold" officeooo:rsid="00302e1e" officeooo:paragraph-rsid="00302e1e" style:font-size-asian="24pt" style:font-weight-asian="bold" style:font-size-complex="24pt" style:font-weight-complex="bold"/>
    </style:style>
    <style:style style:name="P3" style:family="paragraph" style:parent-style-name="Standard" style:master-page-name="First_20_Page">
      <style:paragraph-properties style:page-number="auto"/>
    </style:style>
    <style:style style:name="P4" style:family="paragraph" style:parent-style-name="Text_20_body">
      <style:text-properties officeooo:rsid="001acffd" officeooo:paragraph-rsid="001acffd"/>
    </style:style>
    <style:style style:name="P5" style:family="paragraph" style:parent-style-name="Text_20_body">
      <style:text-properties fo:font-style="italic" officeooo:rsid="001c10e8" officeooo:paragraph-rsid="001c10e8" style:font-style-asian="italic" style:font-style-complex="italic"/>
    </style:style>
    <style:style style:name="P6" style:family="paragraph" style:parent-style-name="Text_20_body">
      <style:text-properties officeooo:rsid="001e94a9" officeooo:paragraph-rsid="001e94a9"/>
    </style:style>
    <style:style style:name="P7" style:family="paragraph" style:parent-style-name="Text_20_body">
      <style:text-properties officeooo:rsid="00207049" officeooo:paragraph-rsid="00207049"/>
    </style:style>
    <style:style style:name="P8" style:family="paragraph" style:parent-style-name="Text_20_body">
      <style:text-properties officeooo:rsid="00210ead" officeooo:paragraph-rsid="00210ead"/>
    </style:style>
    <style:style style:name="P9" style:family="paragraph" style:parent-style-name="Text_20_body">
      <style:text-properties officeooo:rsid="00223c23" officeooo:paragraph-rsid="00223c23"/>
    </style:style>
    <style:style style:name="P10" style:family="paragraph" style:parent-style-name="Text_20_body">
      <style:text-properties officeooo:rsid="0026b3dc" officeooo:paragraph-rsid="0026b3dc"/>
    </style:style>
    <style:style style:name="P11" style:family="paragraph" style:parent-style-name="Text_20_body">
      <style:text-properties officeooo:rsid="00279496" officeooo:paragraph-rsid="00279496"/>
    </style:style>
    <style:style style:name="P12" style:family="paragraph" style:parent-style-name="Text_20_body" style:list-style-name="L1">
      <style:text-properties officeooo:rsid="00279496" officeooo:paragraph-rsid="00279496"/>
    </style:style>
    <style:style style:name="P13" style:family="paragraph" style:parent-style-name="Text_20_body" style:list-style-name="L1">
      <style:text-properties officeooo:paragraph-rsid="00279496"/>
    </style:style>
    <style:style style:name="P14" style:family="paragraph" style:parent-style-name="Text_20_body">
      <style:text-properties officeooo:rsid="0029815c" officeooo:paragraph-rsid="0029815c"/>
    </style:style>
    <style:style style:name="P15" style:family="paragraph" style:parent-style-name="Text_20_body">
      <style:text-properties officeooo:rsid="002cf19e" officeooo:paragraph-rsid="002cf19e"/>
    </style:style>
    <style:style style:name="P16" style:family="paragraph" style:parent-style-name="Text_20_body">
      <style:paragraph-properties fo:margin-left="0.4925in" fo:margin-right="0in" fo:text-indent="0in" style:auto-text-indent="false"/>
      <style:text-properties officeooo:rsid="001c10e8" officeooo:paragraph-rsid="001c10e8"/>
    </style:style>
    <style:style style:name="P17" style:family="paragraph" style:parent-style-name="Text_20_body">
      <style:paragraph-properties fo:margin-left="0.4925in" fo:margin-right="0in" fo:text-indent="0in" style:auto-text-indent="false"/>
      <style:text-properties style:font-name="Courier New" fo:font-size="10pt" officeooo:rsid="001d173a" officeooo:paragraph-rsid="001d173a" style:font-size-asian="10pt" style:font-size-complex="10pt"/>
    </style:style>
    <style:style style:name="P18" style:family="paragraph" style:parent-style-name="Text_20_body">
      <style:paragraph-properties fo:margin-left="0.4925in" fo:margin-right="0in" fo:text-indent="0in" style:auto-text-indent="false"/>
      <style:text-properties officeooo:rsid="0026b3dc" officeooo:paragraph-rsid="0026b3dc"/>
    </style:style>
    <style:style style:name="P19" style:family="paragraph" style:parent-style-name="Text_20_body">
      <style:paragraph-properties fo:margin-left="0.4925in" fo:margin-right="0in" fo:text-indent="0in" style:auto-text-indent="false"/>
      <style:text-properties officeooo:rsid="002cf19e" officeooo:paragraph-rsid="002cf19e"/>
    </style:style>
    <style:style style:name="P20" style:family="paragraph" style:parent-style-name="Text_20_body">
      <style:paragraph-properties fo:margin-left="0.4925in" fo:margin-right="0in" fo:text-indent="0in" style:auto-text-indent="false"/>
      <style:text-properties officeooo:rsid="002ee62c" officeooo:paragraph-rsid="002ee62c"/>
    </style:style>
    <style:style style:name="P21" style:family="paragraph" style:parent-style-name="Text_20_body">
      <style:paragraph-properties fo:margin-left="0in" fo:margin-right="0in" fo:text-indent="0in" style:auto-text-indent="false"/>
      <style:text-properties officeooo:rsid="001d173a" officeooo:paragraph-rsid="001d173a"/>
    </style:style>
    <style:style style:name="P22" style:family="paragraph" style:parent-style-name="Heading_20_1" style:master-page-name="Standard">
      <style:paragraph-properties style:page-number="1" fo:break-before="page"/>
      <style:text-properties officeooo:rsid="001acffd" officeooo:paragraph-rsid="001acffd"/>
    </style:style>
    <style:style style:name="P23" style:family="paragraph" style:parent-style-name="Heading_20_1">
      <style:text-properties officeooo:rsid="001acffd" officeooo:paragraph-rsid="001acffd"/>
    </style:style>
    <style:style style:name="P24" style:family="paragraph" style:parent-style-name="Table_20_Contents">
      <style:text-properties fo:font-weight="bold" officeooo:rsid="00255167" officeooo:paragraph-rsid="00255167" style:font-weight-asian="bold" style:font-weight-complex="bold"/>
    </style:style>
    <style:style style:name="P25" style:family="paragraph" style:parent-style-name="Table_20_Contents">
      <style:text-properties officeooo:rsid="00255167" officeooo:paragraph-rsid="00255167"/>
    </style:style>
    <style:style style:name="P26" style:family="paragraph" style:parent-style-name="Table_20_Contents">
      <style:text-properties officeooo:rsid="0026b3dc" officeooo:paragraph-rsid="0026b3dc"/>
    </style:style>
    <style:style style:name="T1" style:family="text">
      <style:text-properties officeooo:rsid="001bb559"/>
    </style:style>
    <style:style style:name="T2" style:family="text">
      <style:text-properties fo:font-style="italic" style:font-style-asian="italic" style:font-style-complex="italic"/>
    </style:style>
    <style:style style:name="T3" style:family="text">
      <style:text-properties fo:font-style="italic" officeooo:rsid="00279496" style:font-style-asian="italic" style:font-style-complex="italic"/>
    </style:style>
    <style:style style:name="T4" style:family="text">
      <style:text-properties fo:font-style="italic" officeooo:rsid="002a8c4b" style:font-style-asian="italic" style:font-style-complex="italic"/>
    </style:style>
    <style:style style:name="T5" style:family="text">
      <style:text-properties fo:font-style="italic" officeooo:rsid="002acc04"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officeooo:rsid="00210ead"/>
    </style:style>
    <style:style style:name="T8" style:family="text">
      <style:text-properties officeooo:rsid="00223c23"/>
    </style:style>
    <style:style style:name="T9" style:family="text">
      <style:text-properties officeooo:rsid="0026b3dc"/>
    </style:style>
    <style:style style:name="T10" style:family="text">
      <style:text-properties officeooo:rsid="00279496"/>
    </style:style>
    <style:style style:name="T11" style:family="text">
      <style:text-properties fo:font-style="normal" style:font-style-asian="normal" style:font-style-complex="normal"/>
    </style:style>
    <style:style style:name="T12" style:family="text">
      <style:text-properties fo:font-style="normal" officeooo:rsid="00279496"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officeooo:rsid="002a8c4b"/>
    </style:style>
    <style:style style:name="T15" style:family="text">
      <style:text-properties officeooo:rsid="002acc04"/>
    </style:style>
    <style:style style:name="T16" style:family="text">
      <style:text-properties officeooo:rsid="002c9332"/>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title>User Manual mkrecv</text:tit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uthor:<text:tab/><text:initial-creator>Matthias Heininger</text:initial-creator></text:p>
      <text:p text:style-name="P1">Date:<text:tab/><text:tab/><text:user-defined style:data-style-name="N0" text:name="DocDate">20180328</text:user-defined></text:p>
      <text:p text:style-name="P1">Version:<text:tab/><text:user-defined style:data-style-name="N0" text:name="Version">0.1</text:user-defined></text:p>
      <text:h text:style-name="P22" text:outline-level="1">Introduction</text:h>
      <text:p text:style-name="P4">This document describes the features of the <text:span text:style-name="T2">mkrecv</text:span> program. This covers some internals needed to understand the behavior of the program. The all program options are listed. In addition, some configuration examples are presented, which can be used to capture data from a packetizer or f-engine.</text:p>
      <text:h text:style-name="P23" text:outline-level="1">Structure</text:h>
      <text:p text:style-name="P4">The <text:span text:style-name="T2">mkrecv</text:span> program receives SPEAD heaps from one or many multi-cast groups and puts the<text:span text:style-name="T1">m</text:span> in a configurable order into a PSR_DADA <text:span text:style-name="T1">ring-buffer. The program is composed by the following C++ classes:</text:span></text:p>
      <text:p text:style-name="P5">mkrecv::stream : public spead2::recv::stream</text:p>
      <text:p text:style-name="P16">This class is a subclass of the SPEAD stream and the main purpose is overloading the <text:span text:style-name="T2">heap_ready()</text:span> method.</text:p>
      <text:p text:style-name="P5">mkrecv::destination</text:p>
      <text:p text:style-name="P16">This class handles a piece of memory. This is either a PSR_DADA ring-buffer slot or some allocated memory.</text:p>
      <text:p text:style-name="P5">mkrecv::index_options</text:p>
      <text:p text:style-name="P16">This class is only a convenient way for handling an index specification.</text:p>
      <text:p text:style-name="P5">mkrecv::options</text:p>
      <text:p text:style-name="P16">This class manages all program options, reads a configuration file (header) and updates the header which is transferred parallel to the data.</text:p>
      <text:p text:style-name="P5">mkrecv::statistics</text:p>
      <text:p text:style-name="P16">This class contains some counters (number of heaps number of discarded heaps, and so on) used internal.</text:p>
      <text:p text:style-name="P5">mkrecv::index_part : public index_options</text:p>
      <text:p text:style-name="P16">This class manages during run-time all index related stuff including some index related counters.</text:p>
      <text:p text:style-name="P5">mkrecv::allocator : public spead2::memory_allocator</text:p>
      <text:p text:style-name="P16">This class is a subclass of a SPEAD allocator and implements the method for calculating the memory position inside a ring-buffer slot for each incoming SPEAD heap (<text:span text:style-name="T2">allocate() </text:span>method). Whenever a ring-buffer slot is full, it is released and a new slot is allocated.</text:p>
      <text:p text:style-name="P5">mkrecv::receiver</text:p>
      <text:p text:style-name="P16">This class ties all other classes together by creating one allocator and one stream for each <text:soft-page-break/>multi-cast group. Stopping the <text:span text:style-name="T2">mkrecv</text:span> program is supported by sending a SIGINT signal to the process.</text:p>
      <text:p text:style-name="P21">Due to the <text:span text:style-name="T2">receiver</text:span> class, the main of <text:span text:style-name="T2">mkrecv</text:span> is fairly simple:</text:p>
      <text:p text:style-name="P17">#include "mkrecv_receiver.h"</text:p>
      <text:p text:style-name="P17">int main(int argc, const char **argv)</text:p>
      <text:p text:style-name="P17">{</text:p>
      <text:p text:style-name="P17"><text:s text:c="2"/>mkrecv::receiver <text:s/>recv;</text:p>
      <text:p text:style-name="P17"><text:s text:c="2"/>return recv.execute(argc, argv);</text:p>
      <text:p text:style-name="P17">}</text:p>
      <text:h text:style-name="Heading_20_1" text:outline-level="1">Behavior</text:h>
      <text:p text:style-name="P6">After starting the program, an optional configuration file is loaded and merged with the program options. The resulting values control the behavior of the program by specifying the network connection (interface, ports and multi-cast groups), the <text:span text:style-name="T16">access to the </text:span>PSR_DADA ring-buffer and the mapping of SPEAD heap<text:span text:style-name="T16">s</text:span> into memory locations.</text:p>
      <text:p text:style-name="P7">The allocator, <text:span text:style-name="T16">it manages the access</text:span> to the PSR_DADA ring-buffer, is created next. If that fails, an error is reported and the program exits. <text:span text:style-name="T7">It is not enough to put the SPEAD heaps into a ring-buffer slot, because it is not possible to allocate more than one slot at a time and when the last packet of the heaps in the current slot arrive, the first packets of heaps which should go into the next slot may arrive. Therefore an additional temporary space for SPEAD heaps is created and managed. This content is copied into a regular slot as early as possible. In addition to the regular SPEAD heaps with data, SPEAD heaps describing heaps are send via multi-cast groups. These SPEAD heaps are ignored and they are assigned to another memory space (trash).</text:span></text:p>
      <text:p text:style-name="P8"><text:span text:style-name="T8">Finally</text:span> all streams managing network traffic are created and activated. They will automatically join their multi-cast group and start receiving heaps. Each stream will ask the allocator (only one does exist) for a memory location for a heap.</text:p>
      <text:p text:style-name="P9">When an end signal is sent to a <text:span text:style-name="T2">mkrecv</text:span> process, the current ring-buffer slot is filled and released. After that, all streams are closed and the process exits.</text:p>
      <text:p text:style-name="P11">The mapping of the SPEAD heaps to memory locations is based on the following schema:</text:p>
      <text:list xml:id="list1558639894386550825" text:style-name="L1">
        <text:list-item>
          <text:p text:style-name="P13"><text:span text:style-name="T10">A running index is build from a time-stamp item. The values are mapped to memory locations with the following formula:<text:line-break/></text:span><text:span text:style-name="T3">index := (value - first)/step<text:line-break/>index</text:span><text:span text:style-name="T12"> is an index inside a slot related to a time-stamp</text:span><text:span text:style-name="T10"><text:line-break/></text:span><text:span text:style-name="T3">value</text:span><text:span text:style-name="T10"> is the item value of a heap<text:line-break/></text:span><text:span text:style-name="T3">first</text:span><text:span text:style-name="T10"> is the time-stamp value of the first heap in the current slot, this value is updated when a slot is filled and the next slot is allocated<text:line-break/></text:span><text:span text:style-name="T3">step</text:span><text:span text:style-name="T10"> is the difference between successive time-stamps</text:span></text:p>
        </text:list-item>
        <text:list-item>
          <text:p text:style-name="P12"><text:soft-page-break/>Any other index is built by using the value of an item, apply a mask in order to ignore variable components/bits and use a list of values to determine an index:<text:line-break/><text:span text:style-name="T2">index := map(value &amp; mask, </text:span><text:span text:style-name="T5">list</text:span><text:span text:style-name="T2">)</text:span><text:line-break/><text:span text:style-name="T2">index</text:span> is an index related to an item<text:line-break/><text:span text:style-name="T2">value</text:span> is the item value of a heap<text:line-break/><text:span text:style-name="T2">mask</text:span> is a bit mask<text:line-break/><text:span text:style-name="T5">list</text:span><text:span text:style-name="T15"> is a list of values, the sequence number gives the index value<text:line-break/></text:span><text:span text:style-name="T5">count</text:span><text:span text:style-name="T15"> is the number of list elements</text:span></text:p>
        </text:list-item>
        <text:list-item>
          <text:p text:style-name="P12">The final index is calculated using the following schema:<text:line-break/><text:span text:style-name="T4">pos := index[0]</text:span><text:span text:style-name="T14"> or<text:line-break/></text:span><text:span text:style-name="T4">pos := index[0]*count[1] + index[1]</text:span><text:span text:style-name="T14"> or<text:line-break/></text:span><text:span text:style-name="T4">pos := (index[0]*count[1] + index[1])*count[2] + index[2]</text:span><text:span text:style-name="T14"> or</text:span><text:line-break/><text:span text:style-name="T2">pos := ((index[0]*count[1] + index[1])*count[2] + index[2])*count[3] + index[3]</text:span><text:line-break/><text:span text:style-name="T2">index[i]</text:span> the index values calculated in (1) and (2)<text:line-break/><text:span text:style-name="T2">count[i]</text:span> the number of elements in the list of values of the i-th index</text:p>
        </text:list-item>
      </text:list>
      <text:p text:style-name="P14">The memory layout is determined by the order in which the indices (except the first index derived from the time-stamp) are specified. The first index is the slowest, the last index is the fastest index.</text:p>
      <text:p text:style-name="P15">In order to deal with the limitation of the PSR_DADA library that only one ring-buffer slot can be allocated at a time, an additional memory space is needed to store some heaps temporarily and copy them as early as possible into a regular slot. The <text:span text:style-name="T2">allocator</text:span> class implements a simple state machine which switches between a <text:span text:style-name="T2">SEQUENTIAL_STATE</text:span> and a <text:span text:style-name="T2">PARALLEL_STATE</text:span> starting with the <text:span text:style-name="T2">SEQUENTIAL_STATE</text:span>.</text:p>
      <text:p text:style-name="P15"><text:span text:style-name="T2">SEQUENTIAL_STATE</text:span>:</text:p>
      <text:p text:style-name="P19">The current ring-buffer slot and the temporary space are used in sequential order. This means that all heaps with a position (see <text:span text:style-name="T2">pos</text:span> in (3)) smaller than the capacity of a slot will go into a slot and all heaps which have a position larger than this capacity will go into the temporary space:<text:line-break/><text:span text:style-name="T17">IF</text:span> <text:span text:style-name="T2">pos</text:span> &lt; <text:span text:style-name="T2">slot.space</text:span> <text:span text:style-name="T17">THEN</text:span><text:line-break/><text:tab/><text:span text:style-name="T2">destination</text:span> := <text:span text:style-name="T2">current slot</text:span><text:line-break/><text:span text:style-name="T17">ELSE</text:span><text:line-break/><text:tab/><text:span text:style-name="T2">pos</text:span> := <text:span text:style-name="T2">pos</text:span> - <text:span text:style-name="T2">slot.space</text:span>;<text:line-break/><text:tab/><text:span text:style-name="T2">destination</text:span> := <text:span text:style-name="T2">temporary space</text:span>;<text:line-break/><text:span text:style-name="T17">ENDIF<text:line-break/></text:span><text:span text:style-name="T18">If the current slot is filled, it is released and a new slot is allocated. The internal state switches to </text:span><text:span text:style-name="T6">PARALLEL_STATE</text:span><text:span text:style-name="T18">. The test if a slot is filled does not use the number of completed heaps, because maybe </text:span><text:span text:style-name="T6">mkrecv</text:span><text:span text:style-name="T18"> is too slow, may miss some heaps and therefore this number is not a reliable. Instead a slot is released when a number of heaps is completed in the temporary memory (at least one heap per multi-cast group).</text:span></text:p>
      <text:p text:style-name="P15"><text:span text:style-name="T2">PARALLEL_STATE</text:span>:</text:p>
      <text:p text:style-name="P20"><text:soft-page-break/>The current ring-buffer slot and the temporary space are used in parallel. This means that all heaps with a position (see <text:span text:style-name="T2">pos</text:span> in (3)) smaller than the capacity of the temporary space will go into that memory. All other heaps will go directly into the ring-buffer slot:<text:line-break/><text:span text:style-name="T17">IF</text:span> <text:span text:style-name="T2">pos</text:span> &lt; <text:span text:style-name="T2">temporary.space</text:span> <text:span text:style-name="T17">THEN</text:span><text:line-break/><text:tab/><text:span text:style-name="T2">destination</text:span> := <text:span text:style-name="T2">temporary space</text:span>;<text:line-break/><text:span text:style-name="T13">ELSE</text:span><text:line-break/><text:tab/><text:span text:style-name="T2">destination</text:span> := <text:span text:style-name="T2">current slot</text:span>;<text:line-break/><text:span text:style-name="T17">ENDIF</text:span><text:line-break/>If the temporary space is filled (at least a number of heaps are completed in the current slot, same reason as before), the content is copied at the beginning of the current slot and the internal state switches to <text:span text:style-name="T2">SEQUENTIAL_STATE</text:span>.</text:p>
      <text:h text:style-name="Heading_20_1" text:outline-level="1">Program options</text:h>
      <text:p text:style-name="P10">The behavior of the program is controlled via an optional configuration file and/or program options. Since all options have a default value, a strict order is given by:</text:p>
      <text:p text:style-name="P18">an option overwrites a file entry which overwrites the default value</text:p>
      <text:p text:style-name="P10">After determining the final value, a header is built and sent via a ring-buffer.</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24">Option</text:p>
          </table:table-cell>
          <table:table-cell table:style-name="Table1.A1" office:value-type="string">
            <text:p text:style-name="P24">Key</text:p>
          </table:table-cell>
          <table:table-cell table:style-name="Table1.A1" office:value-type="string">
            <text:p text:style-name="P24">Default</text:p>
          </table:table-cell>
          <table:table-cell table:style-name="Table1.D1" office:value-type="string">
            <text:p text:style-name="P24">Description</text:p>
          </table:table-cell>
        </table:table-row>
        <table:table-row>
          <table:table-cell table:style-name="Table1.A20" office:value-type="string">
            <text:p text:style-name="P25">header</text:p>
          </table:table-cell>
          <table:table-cell table:style-name="Table1.B2" office:value-type="string">
            <text:p text:style-name="Table_20_Contents"/>
          </table:table-cell>
          <table:table-cell table:style-name="Table1.C20" office:value-type="string">
            <text:p text:style-name="Table_20_Contents"/>
          </table:table-cell>
          <table:table-cell table:style-name="Table1.D2" office:value-type="string">
            <text:p text:style-name="P25"><text:span text:style-name="T9">N</text:span>ame of a template header file which may include configuration options.</text:p>
          </table:table-cell>
        </table:table-row>
        <table:table-row>
          <table:table-cell table:style-name="Table1.A20" office:value-type="string">
            <text:p text:style-name="P25">quiet</text:p>
          </table:table-cell>
          <table:table-cell table:style-name="Table1.B3" office:value-type="string">
            <text:p text:style-name="Table_20_Contents"/>
          </table:table-cell>
          <table:table-cell table:style-name="Table1.C20" office:value-type="string">
            <text:p text:style-name="Table_20_Contents"/>
          </table:table-cell>
          <table:table-cell table:style-name="Table1.D3" office:value-type="string">
            <text:p text:style-name="P25">Only show total of heaps received</text:p>
          </table:table-cell>
        </table:table-row>
        <table:table-row>
          <table:table-cell table:style-name="Table1.A20" office:value-type="string">
            <text:p text:style-name="P25">descriptors</text:p>
          </table:table-cell>
          <table:table-cell table:style-name="Table1.B4" office:value-type="string">
            <text:p text:style-name="Table_20_Contents"/>
          </table:table-cell>
          <table:table-cell table:style-name="Table1.C20" office:value-type="string">
            <text:p text:style-name="Table_20_Contents"/>
          </table:table-cell>
          <table:table-cell table:style-name="Table1.D4" office:value-type="string">
            <text:p text:style-name="P25">Show descriptors</text:p>
          </table:table-cell>
        </table:table-row>
        <table:table-row>
          <table:table-cell table:style-name="Table1.A20" office:value-type="string">
            <text:p text:style-name="P25">pyspead</text:p>
          </table:table-cell>
          <table:table-cell table:style-name="Table1.B5" office:value-type="string">
            <text:p text:style-name="Table_20_Contents"/>
          </table:table-cell>
          <table:table-cell table:style-name="Table1.C20" office:value-type="string">
            <text:p text:style-name="Table_20_Contents"/>
          </table:table-cell>
          <table:table-cell table:style-name="Table1.D5" office:value-type="string">
            <text:p text:style-name="P25">Be bug-compatible with PySPEAD</text:p>
          </table:table-cell>
        </table:table-row>
        <table:table-row>
          <table:table-cell table:style-name="Table1.A20" office:value-type="string">
            <text:p text:style-name="P25">joint</text:p>
          </table:table-cell>
          <table:table-cell table:style-name="Table1.B6" office:value-type="string">
            <text:p text:style-name="Table_20_Contents"/>
          </table:table-cell>
          <table:table-cell table:style-name="Table1.C20" office:value-type="string">
            <text:p text:style-name="Table_20_Contents"/>
          </table:table-cell>
          <table:table-cell table:style-name="Table1.D6" office:value-type="string">
            <text:p text:style-name="P25">Treat all sources as a single stream</text:p>
          </table:table-cell>
        </table:table-row>
        <table:table-row>
          <table:table-cell table:style-name="Table1.A20" office:value-type="string">
            <text:p text:style-name="P25">packet</text:p>
          </table:table-cell>
          <table:table-cell table:style-name="Table1.B7" office:value-type="string">
            <text:p text:style-name="Table_20_Contents"/>
          </table:table-cell>
          <table:table-cell table:style-name="Table1.C20" office:value-type="string">
            <text:p text:style-name="P25">spead2::recv::udp_reader::default_max_size</text:p>
          </table:table-cell>
          <table:table-cell table:style-name="Table1.D7" office:value-type="string">
            <text:p text:style-name="P25">Maximum packet size to use for UDP</text:p>
          </table:table-cell>
        </table:table-row>
        <table:table-row>
          <table:table-cell table:style-name="Table1.A20" office:value-type="string">
            <text:p text:style-name="P25">buffer</text:p>
          </table:table-cell>
          <table:table-cell table:style-name="Table1.B8" office:value-type="string">
            <text:p text:style-name="Table_20_Contents"/>
          </table:table-cell>
          <table:table-cell table:style-name="Table1.C20" office:value-type="string">
            <text:p text:style-name="P25">spead2::recv::udp_reader::default_buffer_size</text:p>
          </table:table-cell>
          <table:table-cell table:style-name="Table1.D8" office:value-type="string">
            <text:p text:style-name="P25">Socket buffer size</text:p>
          </table:table-cell>
        </table:table-row>
        <table:table-row>
          <table:table-cell table:style-name="Table1.A20" office:value-type="string">
            <text:p text:style-name="P25">threads</text:p>
          </table:table-cell>
          <table:table-cell table:style-name="Table1.B9" office:value-type="string">
            <text:p text:style-name="Table_20_Contents"/>
          </table:table-cell>
          <table:table-cell table:style-name="Table1.C20" office:value-type="string">
            <text:p text:style-name="P25">1</text:p>
          </table:table-cell>
          <table:table-cell table:style-name="Table1.D9" office:value-type="string">
            <text:p text:style-name="P25">Number of worker threads</text:p>
          </table:table-cell>
        </table:table-row>
        <table:table-row>
          <table:table-cell table:style-name="Table1.A20" office:value-type="string">
            <text:p text:style-name="P25">heaps</text:p>
          </table:table-cell>
          <table:table-cell table:style-name="Table1.B10" office:value-type="string">
            <text:p text:style-name="Table_20_Contents"/>
          </table:table-cell>
          <table:table-cell table:style-name="Table1.C20" office:value-type="string">
            <text:p text:style-name="P25">spead2::recv::stream::default_max_heaps</text:p>
          </table:table-cell>
          <table:table-cell table:style-name="Table1.D10" office:value-type="string">
            <text:p text:style-name="P25">Maximum number of in-flight heaps</text:p>
          </table:table-cell>
        </table:table-row>
        <table:table-row>
          <table:table-cell table:style-name="Table1.A20" office:value-type="string">
            <text:p text:style-name="P25">key</text:p>
          </table:table-cell>
          <table:table-cell table:style-name="Table1.B11" office:value-type="string">
            <text:p text:style-name="P25">DADA_KEY</text:p>
          </table:table-cell>
          <table:table-cell table:style-name="Table1.C20" office:value-type="string">
            <text:p text:style-name="P25">dada</text:p>
          </table:table-cell>
          <table:table-cell table:style-name="Table1.D11" office:value-type="string">
            <text:p text:style-name="P25">PSRDADA ring buffer key</text:p>
          </table:table-cell>
        </table:table-row>
        <table:table-row>
          <table:table-cell table:style-name="Table1.A20" office:value-type="string">
            <text:p text:style-name="P25">dada</text:p>
          </table:table-cell>
          <table:table-cell table:style-name="Table1.B12" office:value-type="string">
            <text:p text:style-name="P25">DADA_MODE</text:p>
          </table:table-cell>
          <table:table-cell table:style-name="Table1.C20" office:value-type="string">
            <text:p text:style-name="P25">4</text:p>
          </table:table-cell>
          <table:table-cell table:style-name="Table1.D12" office:value-type="string">
            <text:p text:style-name="P25">dada mode (0 = no, 1 = huge trash, 2 = dada, 3 = dada+slot, 4 = full dada)</text:p>
          </table:table-cell>
        </table:table-row>
        <table:table-row>
          <table:table-cell table:style-name="Table1.A20" office:value-type="string">
            <text:p text:style-name="P25">netmap</text:p>
          </table:table-cell>
          <table:table-cell table:style-name="Table1.B13" office:value-type="string">
            <text:p text:style-name="P25">NETMAP_IF</text:p>
          </table:table-cell>
          <table:table-cell table:style-name="Table1.C20" office:value-type="string">
            <text:p text:style-name="Table_20_Contents"/>
          </table:table-cell>
          <table:table-cell table:style-name="Table1.D13" office:value-type="string">
            <text:p text:style-name="P25">Netmap interface</text:p>
          </table:table-cell>
        </table:table-row>
        <table:table-row>
          <table:table-cell table:style-name="Table1.A20" office:value-type="string">
            <text:p text:style-name="P25">ibv</text:p>
          </table:table-cell>
          <table:table-cell table:style-name="Table1.B14" office:value-type="string">
            <text:p text:style-name="P25">IBV_IF</text:p>
          </table:table-cell>
          <table:table-cell table:style-name="Table1.C20" office:value-type="string">
            <text:p text:style-name="Table_20_Contents"/>
          </table:table-cell>
          <table:table-cell table:style-name="Table1.D14" office:value-type="string">
            <text:p text:style-name="P25">Interface address for ibverbs</text:p>
          </table:table-cell>
        </table:table-row>
        <table:table-row>
          <table:table-cell table:style-name="Table1.A20" office:value-type="string">
            <text:p text:style-name="P25">ibv-vector</text:p>
          </table:table-cell>
          <table:table-cell table:style-name="Table1.B15" office:value-type="string">
            <text:p text:style-name="P25">IBV_VECTOR</text:p>
          </table:table-cell>
          <table:table-cell table:style-name="Table1.C20" office:value-type="string">
            <text:p text:style-name="P25">0</text:p>
          </table:table-cell>
          <table:table-cell table:style-name="Table1.D15" office:value-type="string">
            <text:p text:style-name="P25">Interrupt vector (-1 for polled)</text:p>
          </table:table-cell>
        </table:table-row>
        <table:table-row>
          <table:table-cell table:style-name="Table1.A20" office:value-type="string">
            <text:p text:style-name="P25">ibv-max-poll</text:p>
          </table:table-cell>
          <table:table-cell table:style-name="Table1.B16" office:value-type="string">
            <text:p text:style-name="P25">IBV_MAX_POLL</text:p>
          </table:table-cell>
          <table:table-cell table:style-name="Table1.C20" office:value-type="string">
            <text:p text:style-name="P25">spead2::recv::udp_ibv_reader::default_max_poll</text:p>
          </table:table-cell>
          <table:table-cell table:style-name="Table1.D16" office:value-type="string">
            <text:p text:style-name="P25">Maximum number of times to poll in a row</text:p>
          </table:table-cell>
        </table:table-row>
        <table:table-row>
          <table:table-cell table:style-name="Table1.A20" office:value-type="string">
            <text:p text:style-name="P25">udp_if</text:p>
          </table:table-cell>
          <table:table-cell table:style-name="Table1.B17" office:value-type="string">
            <text:p text:style-name="P25">UDP_IF</text:p>
          </table:table-cell>
          <table:table-cell table:style-name="Table1.C20" office:value-type="string">
            <text:p text:style-name="Table_20_Contents"/>
          </table:table-cell>
          <table:table-cell table:style-name="Table1.D17" office:value-type="string">
            <text:p text:style-name="P25">UDP interface</text:p>
          </table:table-cell>
        </table:table-row>
        <table:table-row>
          <table:table-cell table:style-name="Table1.A20" office:value-type="string">
            <text:p text:style-name="P25">port</text:p>
          </table:table-cell>
          <table:table-cell table:style-name="Table1.B18" office:value-type="string">
            <text:p text:style-name="P25">PORT</text:p>
          </table:table-cell>
          <table:table-cell table:style-name="Table1.C20" office:value-type="string">
            <text:p text:style-name="Table_20_Contents"/>
          </table:table-cell>
          <table:table-cell table:style-name="Table1.D18" office:value-type="string">
            <text:p text:style-name="P25">Port number</text:p>
          </table:table-cell>
        </table:table-row>
        <table:table-row>
          <table:table-cell table:style-name="Table1.A20" office:value-type="string">
            <text:p text:style-name="P25">source</text:p>
          </table:table-cell>
          <table:table-cell table:style-name="Table1.B19" office:value-type="string">
            <text:p text:style-name="P25">MCAST_SOURCES</text:p>
          </table:table-cell>
          <table:table-cell table:style-name="Table1.C20" office:value-type="string">
            <text:p text:style-name="Table_20_Contents"/>
          </table:table-cell>
          <table:table-cell table:style-name="Table1.D19" office:value-type="string">
            <text:p text:style-name="P25">sources</text:p>
          </table:table-cell>
        </table:table-row>
        <table:table-row>
          <table:table-cell table:style-name="Table1.A20" office:value-type="string">
            <text:p text:style-name="P25">sync_epoch</text:p>
          </table:table-cell>
          <table:table-cell table:style-name="Table1.B20" office:value-type="string">
            <text:p text:style-name="P25">SYNC_TIME</text:p>
          </table:table-cell>
          <table:table-cell table:style-name="Table1.C20" office:value-type="string">
            <text:p text:style-name="P25">0.0</text:p>
          </table:table-cell>
          <table:table-cell table:style-name="Table1.D20" office:value-type="string">
            <text:p text:style-name="P25">the ADC sync epoch</text:p>
          </table:table-cell>
        </table:table-row>
        <table:table-row>
          <table:table-cell table:style-name="Table1.A33" office:value-type="string">
            <text:p text:style-name="P25">sample_clock</text:p>
          </table:table-cell>
          <table:table-cell table:style-name="Table1.B21" office:value-type="string">
            <text:p text:style-name="P25">SAMPLE_CLOCK</text:p>
          </table:table-cell>
          <table:table-cell table:style-name="Table1.C33" office:value-type="string">
            <text:p text:style-name="P25">1750000000.0</text:p>
          </table:table-cell>
          <table:table-cell table:style-name="Table1.D21" office:value-type="string">
            <text:p text:style-name="P25">virtual sample clock used for calculations</text:p>
          </table:table-cell>
        </table:table-row>
        <table:table-row>
          <table:table-cell table:style-name="Table1.A33" office:value-type="string">
            <text:p text:style-name="P25">nindices</text:p>
          </table:table-cell>
          <table:table-cell table:style-name="Table1.B22" office:value-type="string">
            <text:p text:style-name="P25">NINDICES</text:p>
          </table:table-cell>
          <table:table-cell table:style-name="Table1.C33" office:value-type="string">
            <text:p text:style-name="P25">0</text:p>
          </table:table-cell>
          <table:table-cell table:style-name="Table1.D22" office:value-type="string">
            <text:p text:style-name="P25">Number of item pointers used as index</text:p>
          </table:table-cell>
        </table:table-row>
        <table:table-row>
          <table:table-cell table:style-name="Table1.A33" office:value-type="string">
            <text:p text:style-name="P25">idx1_item</text:p>
          </table:table-cell>
          <table:table-cell table:style-name="Table1.B23" office:value-type="string">
            <text:p text:style-name="P25">IDX1_ITEM</text:p>
          </table:table-cell>
          <table:table-cell table:style-name="Table1.C33" office:value-type="string">
            <text:p text:style-name="P25">0</text:p>
          </table:table-cell>
          <table:table-cell table:style-name="Table1.D23" office:value-type="string">
            <text:p text:style-name="P25">Item pointer index for the first index</text:p>
          </table:table-cell>
        </table:table-row>
        <table:table-row>
          <table:table-cell table:style-name="Table1.A33" office:value-type="string">
            <text:p text:style-name="P25">idx1_step</text:p>
          </table:table-cell>
          <table:table-cell table:style-name="Table1.B24" office:value-type="string">
            <text:p text:style-name="P25">IDX1_STEP</text:p>
          </table:table-cell>
          <table:table-cell table:style-name="Table1.C33" office:value-type="string">
            <text:p text:style-name="P25">0x200000</text:p>
          </table:table-cell>
          <table:table-cell table:style-name="Table1.D24" office:value-type="string">
            <text:p text:style-name="P25">The difference between successive item pointer values</text:p>
          </table:table-cell>
        </table:table-row>
        <table:table-row>
          <table:table-cell table:style-name="Table1.A33" office:value-type="string">
            <text:p text:style-name="P25">idx2_item</text:p>
          </table:table-cell>
          <table:table-cell table:style-name="Table1.B25" office:value-type="string">
            <text:p text:style-name="P25">IDX2_ITEM</text:p>
          </table:table-cell>
          <table:table-cell table:style-name="Table1.C33" office:value-type="string">
            <text:p text:style-name="P25">0</text:p>
          </table:table-cell>
          <table:table-cell table:style-name="Table1.D25" office:value-type="string">
            <text:p text:style-name="P25">Item pointer index for the second index</text:p>
          </table:table-cell>
        </table:table-row>
        <table:table-row>
          <table:table-cell table:style-name="Table1.A33" office:value-type="string">
            <text:p text:style-name="P25">idx2_mask</text:p>
          </table:table-cell>
          <table:table-cell table:style-name="Table1.B26" office:value-type="string">
            <text:p text:style-name="P25">IDX2_MASK</text:p>
          </table:table-cell>
          <table:table-cell table:style-name="Table1.C33" office:value-type="string">
            <text:p text:style-name="P25">0xffffffffffff</text:p>
          </table:table-cell>
          <table:table-cell table:style-name="Table1.D26" office:value-type="string">
            <text:p text:style-name="P25">Mask for using only a part of an item <text:soft-page-break/>value</text:p>
          </table:table-cell>
        </table:table-row>
        <table:table-row>
          <table:table-cell table:style-name="Table1.A33" office:value-type="string">
            <text:p text:style-name="P25">idx2_list</text:p>
          </table:table-cell>
          <table:table-cell table:style-name="Table1.B27" office:value-type="string">
            <text:p text:style-name="P25">IDX2_LIST</text:p>
          </table:table-cell>
          <table:table-cell table:style-name="Table1.C33" office:value-type="string">
            <text:p text:style-name="Table_20_Contents"/>
          </table:table-cell>
          <table:table-cell table:style-name="Table1.D27" office:value-type="string">
            <text:p text:style-name="P25">A List of item pointer values for the second index</text:p>
          </table:table-cell>
        </table:table-row>
        <table:table-row>
          <table:table-cell table:style-name="Table1.A33" office:value-type="string">
            <text:p text:style-name="P26">idx3_item</text:p>
          </table:table-cell>
          <table:table-cell table:style-name="Table1.B28" office:value-type="string">
            <text:p text:style-name="P26">IDX3_ITEM</text:p>
          </table:table-cell>
          <table:table-cell table:style-name="Table1.C33" office:value-type="string">
            <text:p text:style-name="P26">0</text:p>
          </table:table-cell>
          <table:table-cell table:style-name="Table1.D28" office:value-type="string">
            <text:p text:style-name="P26">Item pointer index for the third index</text:p>
          </table:table-cell>
        </table:table-row>
        <table:table-row>
          <table:table-cell table:style-name="Table1.A33" office:value-type="string">
            <text:p text:style-name="P26">idx3_mask</text:p>
          </table:table-cell>
          <table:table-cell table:style-name="Table1.B29" office:value-type="string">
            <text:p text:style-name="P26">IDX3_MASK</text:p>
          </table:table-cell>
          <table:table-cell table:style-name="Table1.C33" office:value-type="string">
            <text:p text:style-name="P26">0xffffffffffff</text:p>
          </table:table-cell>
          <table:table-cell table:style-name="Table1.D29" office:value-type="string">
            <text:p text:style-name="P26">Mask for using only a part of an item value</text:p>
          </table:table-cell>
        </table:table-row>
        <table:table-row>
          <table:table-cell table:style-name="Table1.A33" office:value-type="string">
            <text:p text:style-name="P26">idx3_list</text:p>
          </table:table-cell>
          <table:table-cell table:style-name="Table1.B30" office:value-type="string">
            <text:p text:style-name="P26">IDX3_LIST</text:p>
          </table:table-cell>
          <table:table-cell table:style-name="Table1.C33" office:value-type="string">
            <text:p text:style-name="Table_20_Contents"/>
          </table:table-cell>
          <table:table-cell table:style-name="Table1.D30" office:value-type="string">
            <text:p text:style-name="P26">A List of item pointer values for the third index</text:p>
          </table:table-cell>
        </table:table-row>
        <table:table-row>
          <table:table-cell table:style-name="Table1.A33" office:value-type="string">
            <text:p text:style-name="P26">idx4_item</text:p>
          </table:table-cell>
          <table:table-cell table:style-name="Table1.B31" office:value-type="string">
            <text:p text:style-name="P26">IDX4_ITEM</text:p>
          </table:table-cell>
          <table:table-cell table:style-name="Table1.C33" office:value-type="string">
            <text:p text:style-name="P26">0</text:p>
          </table:table-cell>
          <table:table-cell table:style-name="Table1.D31" office:value-type="string">
            <text:p text:style-name="P26">Item pointer index for the fourth index</text:p>
          </table:table-cell>
        </table:table-row>
        <table:table-row>
          <table:table-cell table:style-name="Table1.A33" office:value-type="string">
            <text:p text:style-name="P26">idx4_mask</text:p>
          </table:table-cell>
          <table:table-cell table:style-name="Table1.B32" office:value-type="string">
            <text:p text:style-name="P26">IDX4_MASK</text:p>
          </table:table-cell>
          <table:table-cell table:style-name="Table1.C33" office:value-type="string">
            <text:p text:style-name="P26">0xffffffffffff</text:p>
          </table:table-cell>
          <table:table-cell table:style-name="Table1.D32" office:value-type="string">
            <text:p text:style-name="P26">Mask for using only a part on an item value</text:p>
          </table:table-cell>
        </table:table-row>
        <table:table-row>
          <table:table-cell table:style-name="Table1.A33" office:value-type="string">
            <text:p text:style-name="P26">idx4_list</text:p>
          </table:table-cell>
          <table:table-cell table:style-name="Table1.B33" office:value-type="string">
            <text:p text:style-name="P26">IDX4_LIST</text:p>
          </table:table-cell>
          <table:table-cell table:style-name="Table1.C33" office:value-type="string">
            <text:p text:style-name="Table_20_Contents"/>
          </table:table-cell>
          <table:table-cell table:style-name="Table1.D33" office:value-type="string">
            <text:p text:style-name="P26">A List of item pointer values for the fourth index</text:p>
          </table:table-cell>
        </table:table-row>
        <table:table-row>
          <table:table-cell table:style-name="Table1.A34" office:value-type="string">
            <text:p text:style-name="P26">heap_size</text:p>
          </table:table-cell>
          <table:table-cell table:style-name="Table1.B34" office:value-type="string">
            <text:p text:style-name="P26">HEAP_SIZE</text:p>
          </table:table-cell>
          <table:table-cell table:style-name="Table1.C34" office:value-type="string">
            <text:p text:style-name="P26">0</text:p>
          </table:table-cell>
          <table:table-cell table:style-name="Table1.D34" office:value-type="string">
            <text:p text:style-name="P26">The heap size used for checking incomming heaps</text:p>
          </table:table-cell>
        </table:table-row>
      </table:table>
      <text:p text:style-name="Table">Table <text:sequence text:ref-name="refTable0" text:name="Table" text:formula="ooow:Table+1" style:num-format="1">1</text:sequence>: mkrecv program options and configuration file entries</text:p>
      <text:p text:style-name="Text_20_body"/>
      <text:h text:style-name="Heading_20_1" text:outline-level="1">Examples</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order="0.06pt solid #000000" fo:padding="0.0201in" style:shadow="none" fo:background-color="transparent">
          <style:background-image/>
        </style:header-footer-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User Manual mkrecv</text:title><text:tab/><text:page-number text:select-page="current">6</text:page-number>/<text:page-count>8</text:page-count><text:tab/><text:user-defined style:data-style-name="N0" text:name="DocDate">20180328</text:user-defined></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as Heininger</meta:initial-creator>
    <meta:creation-date>2018-03-28T11:04:01.166664729</meta:creation-date>
    <meta:editing-cycles>19</meta:editing-cycles>
    <meta:editing-duration>PT5H47M28S</meta:editing-duration>
    <dc:title>User Manual mkrecv</dc:title>
    <dc:date>2018-03-28T17:02:05.770273902</dc:date>
    <dc:creator>Matthias Heininger</dc:creator>
    <meta:generator>LibreOffice/4.2.8.2$Linux_X86_64 LibreOffice_project/420m0$Build-2</meta:generator>
    <meta:document-statistic meta:table-count="1" meta:image-count="0" meta:object-count="0" meta:page-count="8" meta:paragraph-count="167" meta:word-count="1518" meta:character-count="9283" meta:non-whitespace-character-count="7924"/>
    <meta:user-defined meta:name="DocDate">20180328</meta:user-defined>
    <meta:user-defined meta:name="DocVersion">0.1</meta:user-defined>
  </office:meta>
</office:document-meta>
</file>